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9cc" officeooo:paragraph-rsid="0000a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RT Pallet</text:p>
      <text:p text:style-name="P1"/>
      <text:p text:style-name="P1">Fabio rotondo <text:s/>tel: 0796955210</text:p>
      <text:p text:style-name="P1"/>
      <text:p text:style-name="P1">Vincenzo rotondo tel: 078 627 37 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9:40:42.753061612</meta:creation-date>
    <dc:date>2016-05-21T10:43:37.398100355</dc:date>
    <meta:editing-duration>PT17M44S</meta:editing-duration>
    <meta:editing-cycles>1</meta:editing-cycles>
    <meta:document-statistic meta:table-count="0" meta:image-count="0" meta:object-count="0" meta:page-count="1" meta:paragraph-count="3" meta:word-count="14" meta:character-count="80" meta:non-whitespace-character-count="68"/>
    <meta:generator>LibreOffice/5.0.5.2$Linux_X86_64 LibreOffice_project/00m0$Build-2</meta:generator>
  </office:meta>
</office:document-meta>
</file>